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svg:stroke-color="#c5000b" draw:fill-color="#c5000b"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4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1cm" svg:height="3.161cm" svg:x="4.6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3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5cm" svg:y="1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5cm" svg:y="3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5cm" svg:y="6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5cm" svg:y="4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97cm" svg:height="3.161cm" svg:x="20.7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58cm" svg:height="1.938cm" svg:x="21.315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61cm" svg:height="3.9cm" svg:x="9.015cm" svg:y="7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362cm" svg:height="2.406cm" svg:x="10.415cm" svg:y="8.9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11.383cm" svg:x2="26.612cm" svg:y2="11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23:01:23.714967509</dc:date>
    <dc:creator>elucterio </dc:creator>
    <meta:editing-duration>P2DT1H47M31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